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Linux Programming</text:span></text:p>
      <text:p text:style-name="P1"><text:span text:style-name="T1">Lab-4</text:span></text:p>
      <text:p text:style-name="P1"><text:span text:style-name="T1"><text:s text:c="56"/></text:span><text:span text:style-name="T2">J.SANJANA REDDY</text:span></text:p>
      <text:p text:style-name="P1"><text:span text:style-name="T2"><text:s text:c="64"/>17MIS1012</text:span><text:span text:style-name="T3"/></text:p>
      <text:p text:style-name="P2"><text:span text:style-name="T4">Question 1:</text:span></text:p>
      <text:p text:style-name="P2"><text:span text:style-name="T4"><text:s/>1. Write a shell script to raise an error message when a file name with special characters is created.</text:span></text:p>
      <text:p text:style-name="P2"><text:span text:style-name="T4">p.sh</text:span></text:p>
      <text:p text:style-name="P2"><text:span text:style-name="T5"/></text:p>
      <text:p text:style-name="P2"><text:span text:style-name="T6">if ls| grep -E '%|\$|@|!|~|#|\^|&amp;|\*'!=0; then</text:span></text:p>
      <text:p text:style-name="P2"><text:span text:style-name="T6">echo "Error - File with special characters exist!!!"</text:span></text:p>
      <text:p text:style-name="P2"><text:span text:style-name="T6">fi</text:span></text:p>
      <text:p text:style-name="P2"><text:span text:style-name="T7"/></text:p>
      <text:p text:style-name="P2"><text:span text:style-name="T8">ScreenShot:</text:span></text:p>
      <text:p text:style-name="P2"><text:span text:style-name="T9"/></text:p>
      <text:p text:style-name="P2"><draw:frame text:anchor-type="as-char" svg:width="95.78mm" svg:height="10.58mm" style:rel-width="scale" style:rel-height="scale"><draw:object-ole xlink:href="OleObj1"/><draw:image xlink:href="ObjectReplacements/OleObj1"/></draw:frame><text:span text:style-name="T9"/></text:p>
      <text:p text:style-name="P2"><text:span text:style-name="T10"><text:tab/></text:span></text:p>
      <text:p text:style-name="P2"><draw:frame text:anchor-type="as-char" svg:width="96.31mm" svg:height="10.58mm" style:rel-width="scale" style:rel-height="scale"><draw:object-ole xlink:href="OleObj2"/><draw:image xlink:href="ObjectReplacements/OleObj2"/></draw:frame><text:span text:style-name="T11"/></text:p>
      <text:p text:style-name="P2"><text:span text:style-name="T12">s</text:span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4">Question 2:</text:span></text:p>
      <text:p text:style-name="P2"><text:span text:style-name="T14">2. Write a shell script to send an email stating "File Executed" whenever a particular file is executed.</text:span></text:p>
      <text:p text:style-name="P2"><text:span text:style-name="T15"/></text:p>
      <text:p text:style-name="P2"><text:span text:style-name="T16">new.sh</text:span></text:p>
      <text:p text:style-name="P2"><text:span text:style-name="T17"/></text:p>
      <text:p text:style-name="P2"><text:span text:style-name="T18">echo "This is the message body" | mutt -a "email.txt" -s "subject of message"<text:s/></text:span><text:span text:style-name="T19">–</text:span><text:span text:style-name="T20"><text:s/>sanjanareddyjada@gmail.com</text:span></text:p>
      <text:p text:style-name="P2"><text:span text:style-name="T21"/></text:p>
      <text:p text:style-name="P2"><text:span text:style-name="T22">Screenshot:</text:span></text:p>
      <text:p text:style-name="P2"><text:span text:style-name="T23"/></text:p>
      <text:p text:style-name="P2"><draw:frame text:anchor-type="as-char" svg:width="90.22mm" svg:height="23.81mm" style:rel-width="scale" style:rel-height="scale"><draw:object-ole xlink:href="OleObj3"/><draw:image xlink:href="ObjectReplacements/OleObj3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